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Symbol" style:font-name-complex="Segoe UI Symbol"/>
    </style:style>
  </office:automatic-styles>
  <office:body>
    <office:text text:use-soft-page-breaks="true">
      <text:p text:style-name="P1"><text:s/>&lt;!DOCTYPE html&gt;</text:p>
      <text:p text:style-name="Normal">&lt;html lang="en"&gt;</text:p>
      <text:p text:style-name="Normal">&lt;head&gt;</text:p>
      <text:p text:style-name="Normal"><text:s text:c="2"/>&lt;meta charset="UTF-8" /&gt;</text:p>
      <text:p text:style-name="Normal"><text:s text:c="2"/>&lt;meta name="viewport" content="width=device-width, initial-scale=1.0"/&gt;</text:p>
      <text:p text:style-name="Normal"><text:s text:c="2"/>&lt;title&gt;John Doe | Web Developer&lt;/title&gt;</text:p>
      <text:p text:style-name="Normal"><text:s text:c="2"/>&lt;link rel="stylesheet" href="style.css" /&gt;</text:p>
      <text:p text:style-name="Normal">&lt;/head&gt;</text:p>
      <text:p text:style-name="Normal">&lt;body&gt;</text:p>
      <text:p text:style-name="Normal"/>
      <text:p text:style-name="Normal"><text:s text:c="2"/>&lt;header&gt;</text:p>
      <text:p text:style-name="Normal"><text:s text:c="4"/>&lt;div class="container"&gt;</text:p>
      <text:p text:style-name="Normal"><text:s text:c="6"/>&lt;h1&gt;John Doe&lt;/h1&gt;</text:p>
      <text:p text:style-name="Normal"><text:s text:c="6"/>&lt;p&gt;Front-End Developer | UI/UX Designer&lt;/p&gt;</text:p>
      <text:p text:style-name="Normal"><text:s text:c="6"/>&lt;nav&gt;</text:p>
      <text:p text:style-name="Normal"><text:s text:c="8"/>&lt;ul&gt;</text:p>
      <text:p text:style-name="Normal"><text:s text:c="10"/>&lt;li&gt;&lt;a href="#about"&gt;About&lt;/a&gt;&lt;/li&gt;</text:p>
      <text:p text:style-name="Normal"><text:s text:c="10"/>&lt;li&gt;&lt;a href="#projects"&gt;Projects&lt;/a&gt;&lt;/li&gt;</text:p>
      <text:p text:style-name="Normal"><text:s text:c="10"/>&lt;li&gt;&lt;a href="#skills"&gt;Skills&lt;/a&gt;&lt;/li&gt;</text:p>
      <text:p text:style-name="Normal"><text:s text:c="10"/>&lt;li&gt;&lt;a href="#education"&gt;Education&lt;/a&gt;&lt;/li&gt;</text:p>
      <text:p text:style-name="Normal"><text:s text:c="10"/>&lt;li&gt;&lt;a href="#contact"&gt;Contact&lt;/a&gt;&lt;/li&gt;</text:p>
      <text:p text:style-name="Normal"><text:s text:c="8"/>&lt;/ul&gt;</text:p>
      <text:p text:style-name="Normal"><text:s text:c="6"/>&lt;/nav&gt;</text:p>
      <text:p text:style-name="Normal"><text:s text:c="4"/>&lt;/div&gt;</text:p>
      <text:p text:style-name="Normal"><text:s text:c="2"/>&lt;/header&gt;</text:p>
      <text:p text:style-name="Normal"/>
      <text:p text:style-name="Normal"><text:s text:c="2"/>&lt;section id="about"&gt;</text:p>
      <text:p text:style-name="Normal"><text:s text:c="4"/>&lt;div class="container"&gt;</text:p>
      <text:p text:style-name="Normal"><text:s text:c="6"/>&lt;h2&gt;About Me&lt;/h2&gt;</text:p>
      <text:p text:style-name="Normal"><text:s text:c="6"/>&lt;p&gt;I’m a passionate front-end developer with a strong foundation in HTML, CSS, and JavaScript. I love creating clean and responsive websites that provide users with an intuitive experience.&lt;/p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"projects"&gt;</text:p>
      <text:p text:style-name="Normal"><text:s text:c="4"/>&lt;div class="container"&gt;</text:p>
      <text:p text:style-name="Normal"><text:s text:c="6"/>&lt;h2&gt;Projects&lt;/h2&gt;</text:p>
      <text:p text:style-name="Normal">&lt;div class="project-grid"&gt;</text:p>
      <text:p text:style-name="Normal"><text:s text:c="8"/>&lt;div class="project-card"&gt;</text:p>
      <text:p text:style-name="Normal"><text:s text:c="10"/>&lt;h3&gt;Portfolio Website&lt;/h3&gt;</text:p>
      <text:p text:style-name="Normal"><text:s text:c="10"/>&lt;p&gt;Personal portfolio to showcase my skills, experience, and contact info.&lt;/p&gt;</text:p>
      <text:p text:style-name="Normal"><text:s text:c="8"/>&lt;/div&gt;</text:p>
      <text:p text:style-name="Normal"><text:s text:c="8"/>&lt;div class="project-card"&gt;</text:p>
      <text:p text:style-name="Normal"><text:s text:c="10"/>&lt;h3&gt;Weather App&lt;/h3&gt;</text:p>
      <text:p text:style-name="Normal"><text:s text:c="10"/>&lt;p&gt;Built using JavaScript and OpenWeather API to show real-time weather data.&lt;/p&gt;</text:p>
      <text:p text:style-name="Normal"><text:s text:c="8"/>&lt;/div&gt;</text:p>
      <text:p text:style-name="Normal"><text:s text:c="8"/>&lt;div class="project-card"&gt;</text:p>
      <text:p text:style-name="Normal"><text:s text:c="10"/>&lt;h3&gt;To-Do List&lt;/h3&gt;</text:p>
      <text:p text:style-name="Normal"><text:s text:c="10"/>&lt;p&gt;Simple task manager with add/delete and local storage feature.&lt;/p&gt;</text:p>
      <text:p text:style-name="Normal"><text:s text:c="8"/>&lt;/div&gt;</text:p>
      <text:p text:style-name="Normal"><text:s text:c="6"/>&lt;/div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"skills"&gt;</text:p>
      <text:p text:style-name="Normal"><text:s text:c="4"/>&lt;div class="container"&gt;</text:p>
      <text:p text:style-name="Normal"><text:s text:c="6"/>&lt;h2&gt;Skills&lt;/h2&gt;</text:p>
      <text:p text:style-name="Normal"><text:s text:c="6"/>&lt;ul class="skills-list"&gt;</text:p>
      <text:p text:style-name="Normal"><text:s text:c="8"/>&lt;li&gt;HTML5&lt;/li&gt;</text:p>
      <text:p text:style-name="Normal"><text:s text:c="8"/>&lt;li&gt;CSS3&lt;/li&gt;</text:p>
      <text:p text:style-name="Normal"><text:s text:c="8"/>&lt;li&gt;JavaScript&lt;/li&gt;</text:p>
      <text:p text:style-name="Normal"><text:s text:c="8"/>&lt;li&gt;Bootstrap&lt;/li&gt;</text:p>
      <text:p text:style-name="Normal"><text:s text:c="8"/>&lt;li&gt;Git &amp; GitHub&lt;/li&gt;</text:p>
      <text:p text:style-name="Normal"><text:s text:c="8"/>&lt;li&gt;Responsive Design&lt;/li&gt;</text:p>
      <text:p text:style-name="Normal"><text:s text:c="6"/>&lt;/ul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"education"&gt;</text:p>
      <text:p text:style-name="Normal"><text:s text:c="4"/>&lt;div class="container"&gt;</text:p>
      <text:p text:style-name="Normal"><text:s text:c="6"/>&lt;h2&gt;Education&lt;/h2&gt;</text:p>
      <text:p text:style-name="Normal"><text:s text:c="6"/>&lt;p&gt;&lt;strong&gt;B.Sc. Computer Science&lt;/strong&gt; – XYZ College, 2022&lt;/p&gt;</text:p>
      <text:p text:style-name="Normal"><text:s text:c="6"/>&lt;p&gt;&lt;strong&gt;Front-End Certification&lt;/strong&gt; – FreeCodeCamp, 2023&lt;/p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"contact"&gt;</text:p>
      <text:p text:style-name="Normal"><text:s text:c="4"/>&lt;div class="container"&gt;</text:p>
      <text:p text:style-name="Normal"><text:s text:c="6"/>&lt;h2&gt;Contact Me&lt;/h2&gt;</text:p>
      <text:p text:style-name="Normal"><text:s text:c="6"/>&lt;form id="contactForm"&gt;</text:p>
      <text:p text:style-name="Normal">&lt;input type="text" placeholder="Your Name" required /&gt;</text:p>
      <text:p text:style-name="Normal"><text:s text:c="8"/>&lt;input type="email" placeholder="Your Email" required /&gt;</text:p>
      <text:p text:style-name="Normal"><text:s text:c="8"/>&lt;textarea placeholder="Your Message" required&gt;&lt;/textarea&gt;</text:p>
      <text:p text:style-name="Normal"><text:s text:c="8"/>&lt;button type="submit"&gt;Send&lt;/button&gt;</text:p>
      <text:p text:style-name="Normal"><text:s text:c="6"/>&lt;/form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footer&gt;</text:p>
      <text:p text:style-name="Normal"><text:s text:c="4"/>&lt;div class="container"&gt;</text:p>
      <text:p text:style-name="Normal"><text:s text:c="6"/>&lt;p&gt;&amp;copy; 2025 John Doe. All rights reserved.&lt;/p&gt;</text:p>
      <text:p text:style-name="Normal"><text:s text:c="4"/>&lt;/div&gt;</text:p>
      <text:p text:style-name="Normal"><text:s text:c="2"/>&lt;/footer&gt;</text:p>
      <text:p text:style-name="Normal"/>
      <text:p text:style-name="Normal"><text:s text:c="2"/>&lt;script src="script.js"&gt;&lt;/script&gt;</text:p>
      <text:p text:style-name="Normal">&lt;/body&gt;</text:p>
      <text:p text:style-name="Normal">&lt;/html&gt;</text:p>
      <text:p text:style-name="Normal">```</text:p>
      <text:p text:style-name="Normal"/>
      <text:p text:style-name="Normal"/>
      <text:p text:style-name="Normal">```css</text:p>
      <text:p text:style-name="Normal">* {</text:p>
      <text:p text:style-name="Normal"><text:s text:c="2"/>margin: 0;</text:p>
      <text:p text:style-name="Normal"><text:s text:c="2"/>padding: 0;</text:p>
      <text:p text:style-name="Normal"><text:s text:c="2"/>box-sizing: border-box;</text:p>
      <text:p text:style-name="Normal">}</text:p>
      <text:p text:style-name="Normal"/>
      <text:p text:style-name="Normal">body, input, textarea, button {</text:p>
      <text:p text:style-name="Normal"><text:s text:c="2"/>font-family: 'Segoe UI', sans-serif;</text:p>
      <text:p text:style-name="Normal">}</text:p>
      <text:p text:style-name="Normal"/>
      <text:p text:style-name="Normal">.container {</text:p>
      <text:p text:style-name="Normal"><text:s text:c="2"/>width: 90%;</text:p>
      <text:p text:style-name="Normal"><text:s text:c="2"/>max-width: 1100px;</text:p>
      <text:p text:style-name="Normal"><text:s text:c="2"/>margin: auto;</text:p>
      <text:p text:style-name="Normal"><text:s text:c="2"/>padding: 2rem 0;</text:p>
      <text:p text:style-name="Normal">}</text:p>
      <text:p text:style-name="Normal"/>
      <text:p text:style-name="Normal">header {</text:p>
      <text:p text:style-name="Normal"><text:s text:c="2"/>background: #222;</text:p>
      <text:p text:style-name="Normal"><text:s text:c="2"/>color: #fff;</text:p>
      <text:p text:style-name="Normal"><text:s text:c="2"/>text-align: center;</text:p>
      <text:p text:style-name="Normal"><text:s text:c="2"/>padding: 2rem 0;</text:p>
      <text:p text:style-name="Normal">}</text:p>
      <text:p text:style-name="Normal"/>
      <text:p text:style-name="Normal">nav ul {</text:p>
      <text:p text:style-name="Normal"><text:s text:c="2"/>display: flex;</text:p>
      <text:p text:style-name="Normal"><text:s text:c="2"/>justify-content: center;</text:p>
      <text:p text:style-name="Normal"><text:s text:c="2"/>gap: 1.5rem;</text:p>
      <text:p text:style-name="Normal"><text:s text:c="2"/>margin-top: 1rem;</text:p>
      <text:p text:style-name="Normal"><text:s text:c="2"/>list-style: none;</text:p>
      <text:p text:style-name="Normal">}</text:p>
      <text:p text:style-name="Normal"/>
      <text:p text:style-name="Normal">nav a {</text:p>
      <text:p text:style-name="Normal"><text:s text:c="2"/>color: #fff;</text:p>
      <text:p text:style-name="Normal"><text:s text:c="2"/>text-decoration: none;</text:p>
      <text:p text:style-name="Normal"><text:s text:c="2"/>font-weight: bold;</text:p>
      <text:p text:style-name="Normal">}</text:p>
      <text:p text:style-name="Normal"/>
      <text:p text:style-name="Normal">section {</text:p>
      <text:p text:style-name="Normal"><text:s text:c="2"/>background: #f9f9f9;</text:p>
      <text:p text:style-name="Normal"><text:s text:c="2"/>margin-bottom: 2rem;</text:p>
      <text:p text:style-name="Normal"><text:s text:c="2"/>padding: 2rem 0;</text:p>
      <text:p text:style-name="Normal">}</text:p>
      <text:p text:style-name="Normal"/>
      <text:p text:style-name="Normal">.project-grid {</text:p>
      <text:p text:style-name="Normal"><text:s text:c="2"/>display: flex;</text:p>
      <text:p text:style-name="Normal"><text:s text:c="2"/>gap: 2rem;</text:p>
      <text:p text:style-name="Normal"><text:s text:c="2"/>flex-wrap: wrap;</text:p>
      <text:p text:style-name="Normal">}</text:p>
      <text:p text:style-name="Normal"/>
      <text:p text:style-name="Normal">.project-card {</text:p>
      <text:p text:style-name="Normal"><text:s text:c="2"/>flex: 1 1 30%;</text:p>
      <text:p text:style-name="Normal"><text:s text:c="2"/>background: #fff;</text:p>
      <text:p text:style-name="Normal"><text:s text:c="2"/>padding: 1rem;</text:p>
      <text:p text:style-name="Normal"><text:s text:c="2"/>border-radius: 5px;</text:p>
      <text:p text:style-name="Normal"><text:s text:c="2"/>box-shadow: 0 0 10px rgba(0,0,0,0.1);</text:p>
      <text:p text:style-name="Normal">}</text:p>
      <text:p text:style-name="Normal"/>
      <text:p text:style-name="Normal">.skills-list {</text:p>
      <text:p text:style-name="Normal"><text:s text:c="2"/>display: flex;</text:p>
      <text:p text:style-name="Normal">[31/08, 5:06 pm] Surthi<text:s/><text:span text:style-name="T2">😸</text:span>: flex-wrap: wrap;</text:p>
      <text:p text:style-name="Normal"><text:s text:c="2"/>gap: 1rem;</text:p>
      <text:p text:style-name="Normal">}</text:p>
      <text:p text:style-name="Normal"/>
      <text:p text:style-name="Normal">.skills-list li {</text:p>
      <text:p text:style-name="Normal"><text:s text:c="2"/>background: #333;</text:p>
      <text:p text:style-name="Normal"><text:s text:c="2"/>color: #fff;</text:p>
      <text:p text:style-name="Normal"><text:s text:c="2"/>padding: 0.5rem 1rem;</text:p>
      <text:p text:style-name="Normal"><text:s text:c="2"/>border-radius: 20px;</text:p>
      <text:p text:style-name="Normal">}</text:p>
      <text:p text:style-name="Normal"/>
      <text:p text:style-name="Normal">form input, form textarea {</text:p>
      <text:p text:style-name="Normal"><text:s text:c="2"/>width: 100%;</text:p>
      <text:p text:style-name="Normal"><text:s text:c="2"/>padding: 0.7rem;</text:p>
      <text:p text:style-name="Normal"><text:s text:c="2"/>margin-bottom: 1rem;</text:p>
      <text:p text:style-name="Normal"><text:s text:c="2"/>border: 1px solid #ccc;</text:p>
      <text:p text:style-name="Normal"><text:s text:c="2"/>border-radius: 5px;</text:p>
      <text:p text:style-name="Normal">}</text:p>
      <text:p text:style-name="Normal"/>
      <text:p text:style-name="Normal">button {</text:p>
      <text:p text:style-name="Normal"><text:s text:c="2"/>background: #222;</text:p>
      <text:p text:style-name="Normal"><text:s text:c="2"/>color: #fff;</text:p>
      <text:p text:style-name="Normal"><text:s text:c="2"/>padding: 0.7rem 1.5rem;</text:p>
      <text:p text:style-name="Normal"><text:s text:c="2"/>border: none;</text:p>
      <text:p text:style-name="Normal"><text:s text:c="2"/>border-radius: 5px;</text:p>
      <text:p text:style-name="Normal"><text:s text:c="2"/>cursor: pointer;</text:p>
      <text:p text:style-name="Normal">}</text:p>
      <text:p text:style-name="Normal"/>
      <text:p text:style-name="Normal">footer {</text:p>
      <text:p text:style-name="Normal"><text:s text:c="2"/>background: #222;</text:p>
      <text:p text:style-name="Normal"><text:s text:c="2"/>color: #fff;</text:p>
      <text:p text:style-name="Normal"><text:s text:c="2"/>text-align: center;</text:p>
      <text:p text:style-name="Normal"><text:s text:c="2"/>padding: 1rem 0;</text:p>
      <text:p text:style-name="Normal">}</text:p>
      <text:p text:style-name="Normal"/>
      <text:p text:style-name="Normal">```javascript</text:p>
      <text:p text:style-name="Normal">document.getElementById("contactForm").addEventListener("submit", function(e) {</text:p>
      <text:p text:style-name="Normal"><text:s text:c="2"/>e.preventDefault();</text:p>
      <text:p text:style-name="Normal"><text:s text:c="2"/>alert("Thank you! Your message has been sent.");</text:p>
      <text:p text:style-name="Normal">});</text:p>
      <text:p text:style-name="Normal">```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uest User</meta:initial-creator>
    <dc:creator>Guest User</dc:creator>
    <meta:creation-date>2025-09-03T09:55:00Z</meta:creation-date>
    <dc:date>2025-09-03T09:55:00Z</dc:date>
    <meta:template xlink:href="Normal.dotm" xlink:type="simple"/>
    <meta:editing-cycles>4</meta:editing-cycles>
    <meta:editing-duration>PT180S</meta:editing-duration>
    <meta:document-statistic meta:page-count="1" meta:paragraph-count="8" meta:word-count="635" meta:character-count="4247" meta:row-count="30" meta:non-whitespace-character-count="3620"/>
  </office:meta>
</office:document-meta>
</file>